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0.5361in"/>
    </style:style>
    <style:style style:name="Table1.C" style:family="table-column">
      <style:table-column-properties style:column-width="5.3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986in" table:align="left"/>
    </style:style>
    <style:style style:name="Table2.A" style:family="table-column">
      <style:table-column-properties style:column-width="1.684in"/>
    </style:style>
    <style:style style:name="Table2.B" style:family="table-column">
      <style:table-column-properties style:column-width="0.5361in"/>
    </style:style>
    <style:style style:name="Table2.C" style:family="table-column">
      <style:table-column-properties style:column-width="2.37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3556in" table:align="left"/>
    </style:style>
    <style:style style:name="Table3.A" style:family="table-column">
      <style:table-column-properties style:column-width="0.7194in"/>
    </style:style>
    <style:style style:name="Table3.B" style:family="table-column">
      <style:table-column-properties style:column-width="0.4535in"/>
    </style:style>
    <style:style style:name="Table3.C" style:family="table-column">
      <style:table-column-properties style:column-width="3.182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7701in" table:align="left"/>
    </style:style>
    <style:style style:name="Table4.A" style:family="table-column">
      <style:table-column-properties style:column-width="0.884in"/>
    </style:style>
    <style:style style:name="Table4.B" style:family="table-column">
      <style:table-column-properties style:column-width="0.4535in"/>
    </style:style>
    <style:style style:name="Table4.C" style:family="table-column">
      <style:table-column-properties style:column-width="2.432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5708in" table:align="left"/>
    </style:style>
    <style:style style:name="Table5.A" style:family="table-column">
      <style:table-column-properties style:column-width="1.384in"/>
    </style:style>
    <style:style style:name="Table5.B" style:family="table-column">
      <style:table-column-properties style:column-width="0.5361in"/>
    </style:style>
    <style:style style:name="Table5.C" style:family="table-column">
      <style:table-column-properties style:column-width="2.6507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2">
      <style:paragraph-properties fo:break-before="page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officeooo:rsid="00163ce2"/>
    </style:style>
    <style:style style:name="T2" style:family="text">
      <style:text-properties officeooo:rsid="00183657"/>
    </style:style>
    <style:style style:name="T3" style:family="text">
      <style:text-properties officeooo:rsid="00192da7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18365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ecification: Primary Game Data File</text:h>
      <text:h text:style-name="Heading_20_2" text:outline-level="2">Purpose</text:h>
      <text:p text:style-name="Text_20_body">This JavaScript file serves as the primary data store for a client-server strategy web application. It provides a centralized source of game state and configuration information, which is:</text:p>
      <text:list text:style-name="L1">
        <text:list-item>
          <text:p text:style-name="P1"><text:span text:style-name="Strong_20_Emphasis">Read and written on the server</text:span> via PHP using <text:span text:style-name="Source_20_Text">json_decode()</text:span> and <text:span text:style-name="Source_20_Text">json_encode()</text:span>.</text:p>
        </text:list-item>
        <text:list-item>
          <text:p text:style-name="P1"><text:span text:style-name="Strong_20_Emphasis">Read directly by the client</text:span> in JavaScript to render UI elements and execute game logic.</text:p>
        </text:list-item>
      </text:list>
      <text:p text:style-name="Text_20_body">The file contains structured JSON-like objects representing game entities such as colonies, fleets, events, units, maps, and player/empires. It is intended to be authoritative for game state.</text:p>
      <text:p text:style-name="Horizontal_20_Line"/>
      <text:h text:style-name="Heading_20_2" text:outline-level="2">Data Structures</text:h>
      <text:h text:style-name="Heading_20_3" text:outline-level="3">1. Colonies</text:h>
      <text:p text:style-name="Text_20_body"><text:span text:style-name="Strong_20_Emphasis">Variable:</text:span> <text:span text:style-name="Source_20_Text">colonies</text:span><text:line-break/><text:span text:style-name="Strong_20_Emphasis">Type:</text:span> Array of objects</text:p>
      <text:p text:style-name="Text_20_body">Each colony object contains the following propertie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ame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Name of the colon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pacity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Maximum population the colony can suppor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ort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Level of fortifica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tel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Intelligence coverag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orale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Morale of the colony popula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owner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Owning empire, empty if unowne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population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Current population of the colon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aw</text:span>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Resource richness index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ype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Environmental type (e.g., "Barren", "Adaptable", "Homeworld", "Dead", "Extreme", "Garden"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notes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Special features or historical notes about the colony.</text:p>
          </table:table-cell>
        </table:table-row>
        <table:table-row>
          <table:table-cell table:style-name="Table1.A1" office:value-type="string">
            <text:p text:style-name="Table_20_Contents"><text:span text:style-name="Source_20_Text">fixed</text:span></text:p>
          </table:table-cell>
          <table:table-cell table:style-name="Table1.A1" office:value-type="string">
            <text:p text:style-name="Table_20_Contents">array</text:p>
          </table:table-cell>
          <table:table-cell table:style-name="Table1.A1" office:value-type="string">
            <text:p text:style-name="Table_20_Contents">Array of fixed structures or permanent units at the colony.</text:p>
          </table:table-cell>
        </table:table-row>
      </table:table>
      <text:h text:style-name="Heading_20_3" text:outline-level="3">2. Empire</text:h>
      <text:p text:style-name="Text_20_body"><text:span text:style-name="Strong_20_Emphasis">Variable:</text:span> <text:span text:style-name="Source_20_Text">empire</text:span><text:line-break/><text:span text:style-name="Strong_20_Emphasis">Type:</text:span> Object</text:p>
      <text:p text:style-name="Text_20_body">Represents the player's empire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Property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empire</text:span>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Empire identifie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maintExpense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Maintenance expens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miscExpense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Miscellaneous expens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miscIncome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Miscellaneous incom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name</text:span>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Full name of the empir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systemIncome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Income from controlled system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eviousEP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Empire points from previous turn.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chYear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Current technological year.</text:p>
          </table:table-cell>
        </table:table-row>
        <table:table-row>
          <table:table-cell table:style-name="Table2.A1" office:value-type="string">
            <text:p text:style-name="Table_20_Contents"><text:span text:style-name="Source_20_Text">tradeIncome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Income from trad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researchInvested</text:span>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Resources invested in research.</text:p>
          </table:table-cell>
        </table:table-row>
      </table:table>
      <text:h text:style-name="Heading_20_3" text:outline-level="3">3. Events</text:h>
      <text:p text:style-name="Text_20_body"><text:span text:style-name="Strong_20_Emphasis">Variable:</text:span> <text:span text:style-name="Source_20_Text">events</text:span><text:line-break/><text:span text:style-name="Strong_20_Emphasis">Type:</text:span> Array of objects</text:p>
      <text:p text:style-name="Text_20_body">Each event object contain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roperty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event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<text:span text:style-name="T1">Short e</text:span>vent descrip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ime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Turn or time of eve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ext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Detailed narrative or calculation for the event.</text:p>
          </table:table-cell>
        </table:table-row>
      </table:table>
      <text:h text:style-name="Heading_20_3" text:outline-level="3">4. Fleets</text:h>
      <text:p text:style-name="Text_20_body"><text:span text:style-name="Strong_20_Emphasis">Variable:</text:span> <text:span text:style-name="Source_20_Text">fleets</text:span><text:line-break/><text:span text:style-name="Strong_20_Emphasis">Type:</text:span> Array of objects</text:p>
      <text:p text:style-name="Text_20_body">Each fleet object contains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Property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name</text:span>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Fleet identifier.</text:p>
          </table:table-cell>
        </table:table-row>
        <table:table-row>
          <table:table-cell table:style-name="Table4.A1" office:value-type="string">
            <text:p text:style-name="Table_20_Contents"><text:span text:style-name="Source_20_Text">location</text:span>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Current colony or sector.</text:p>
          </table:table-cell>
        </table:table-row>
        <table:table-row>
          <table:table-cell table:style-name="Table4.A1" office:value-type="string">
            <text:p text:style-name="Table_20_Contents"><text:span text:style-name="Source_20_Text">units</text:span></text:p>
          </table:table-cell>
          <table:table-cell table:style-name="Table4.A1" office:value-type="string">
            <text:p text:style-name="Table_20_Contents">array</text:p>
          </table:table-cell>
          <table:table-cell table:style-name="Table4.A1" office:value-type="string">
            <text:p text:style-name="Table_20_Contents">List of ship/unit names in the fleet.</text:p>
          </table:table-cell>
        </table:table-row>
        <table:table-row>
          <table:table-cell table:style-name="Table4.A1" office:value-type="string">
            <text:p text:style-name="Table_20_Contents"><text:span text:style-name="Source_20_Text">notes</text:span>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Optional notes regarding fleet.</text:p>
          </table:table-cell>
        </table:table-row>
      </table:table>
      <text:h text:style-name="Heading_20_3" text:outline-level="3">5. Game State</text:h>
      <text:p text:style-name="Text_20_body"><text:span text:style-name="Strong_20_Emphasis">Variable:</text:span> <text:span text:style-name="Source_20_Text">game</text:span><text:line-break/><text:span text:style-name="Strong_20_Emphasis">Type:</text:span> Object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Property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turn</text:span>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Current turn numbe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monthsPerYear</text:span>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Game months per yea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blankOrders</text:span>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Number of blank orders available.</text:p>
          </table:table-cell>
        </table:table-row>
        <table:table-row>
          <table:table-cell table:style-name="Table5.A1" office:value-type="string">
            <text:p text:style-name="Table_20_Contents"><text:span text:style-name="Source_20_Text">turnSegment</text:span>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Current phase of turn (e.g., "pre").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ource_20_Text">nextDoc</text:span>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Identifier of next saved game file.</text:p>
          </table:table-cell>
        </table:table-row>
        <table:table-row>
          <table:table-cell table:style-name="Table5.A1" office:value-type="string">
            <text:p text:style-name="Table_20_Contents"><text:span text:style-name="Source_20_Text">previousDoc</text:span>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Identifier of previous saved game file.</text:p>
          </table:table-cell>
        </table:table-row>
      </table:table>
      <text:h text:style-name="Heading_20_3" text:outline-level="3">6. Map Data</text:h>
      <text:list text:style-name="L2">
        <text:list-item>
          <text:p text:style-name="P2"><text:span text:style-name="Strong_20_Emphasis">Map Points (</text:span><text:span text:style-name="Strong_20_Emphasis"><text:span text:style-name="Source_20_Text">mapPoints</text:span></text:span><text:span text:style-name="Strong_20_Emphasis">)</text:span>: Array of <text:span text:style-name="Source_20_Text">[x, y, owner, name]</text:span> coordinates representing colonies on the map.</text:p>
        </text:list-item>
        <text:list-item>
          <text:p text:style-name="P2"><text:span text:style-name="Strong_20_Emphasis">Map Connections (</text:span><text:span text:style-name="Strong_20_Emphasis"><text:span text:style-name="Source_20_Text">mapConnections</text:span></text:span><text:span text:style-name="Strong_20_Emphasis">)</text:span>: Array of <text:span text:style-name="Source_20_Text">[from, to, status]</text:span> representing known <text:span text:style-name="T2">or </text:span>unexplored routes between colonies.</text:p>
        </text:list-item>
      </text:list>
      <text:h text:style-name="Heading_20_3" text:outline-level="3">7. Orders, Treaties, and Projects</text:h>
      <text:list text:style-name="L3">
        <text:list-item>
          <text:p text:style-name="P3"><text:span text:style-name="Strong_20_Emphasis">Orders (</text:span><text:span text:style-name="Strong_20_Emphasis"><text:span text:style-name="Source_20_Text">orders</text:span></text:span><text:span text:style-name="Strong_20_Emphasis">)</text:span>: List of player-issued actions <text:span text:style-name="T2">in the format of</text:span> <text:span text:style-name="T2">{</text:span><text:span text:style-name="Source_20_Text">type:</text:span><text:span text:style-name="Source_20_Text"><text:span text:style-name="T2">[order type]</text:span></text:span>, <text:span text:style-name="Source_20_Text">reciever:</text:span><text:span text:style-name="Source_20_Text"><text:span text:style-name="T2">[thing being ordered]</text:span></text:span>, <text:span text:style-name="Source_20_Text">target:</text:span><text:span text:style-name="Source_20_Text"><text:span text:style-name="T2">[where to perform order]</text:span></text:span>, <text:span text:style-name="Source_20_Text">note:</text:span><text:span text:style-name="Source_20_Text"><text:span text:style-name="T2">[user-entered value]</text:span></text:span>, <text:span text:style-name="Source_20_Text">perm:</text:span><text:span text:style-name="Source_20_Text"><text:span text:style-name="T3">(boolean)</text:span></text:span><text:span text:style-name="Source_20_Text"><text:span text:style-name="T2">[if 0, show drop downs. If 1, don’t allow it to change]</text:span></text:span>.</text:p>
        </text:list-item>
        <text:list-item>
          <text:p text:style-name="P3"><text:span text:style-name="Strong_20_Emphasis">Offered Treaties (</text:span><text:span text:style-name="Strong_20_Emphasis"><text:span text:style-name="Source_20_Text">offeredTreaties</text:span></text:span><text:span text:style-name="Strong_20_Emphasis">)</text:span>: Array of treaties offered to other empires.</text:p>
        </text:list-item>
        <text:list-item>
          <text:p text:style-name="P3"><text:span text:style-name="Strong_20_Emphasis">Treaties (</text:span><text:span text:style-name="Strong_20_Emphasis"><text:span text:style-name="Source_20_Text">treaties</text:span></text:span><text:span text:style-name="Strong_20_Emphasis">)</text:span>: List of treaties with other empires including <text:span text:style-name="Source_20_Text">cooldown:</text:span><text:span text:style-name="Source_20_Text"><text:span text:style-name="T3">(int)</text:span></text:span><text:span text:style-name="Source_20_Text"><text:span text:style-name="T2">[diplocatic cooldown value]</text:span></text:span>, <text:span text:style-name="Source_20_Text">type:</text:span><text:span text:style-name="Source_20_Text"><text:span text:style-name="T2">[treaty type]</text:span></text:span>, <text:span text:style-name="Source_20_Text">income:</text:span><text:span text:style-name="Source_20_Text"><text:span text:style-name="T3">(int)</text:span></text:span><text:span text:style-name="Source_20_Text"><text:span text:style-name="T2">[known income of other power]</text:span></text:span>, and <text:span text:style-name="Source_20_Text">navy:</text:span><text:span text:style-name="Source_20_Text"><text:span text:style-name="T3">(int)</text:span></text:span><text:span text:style-name="Source_20_Text"><text:span text:style-name="T2">[known navel construction value of other power]</text:span></text:span>.</text:p>
        </text:list-item>
        <text:list-item>
          <text:p text:style-name="P3"><text:span text:style-name="Strong_20_Emphasis">Intel Projects (</text:span><text:span text:style-name="Strong_20_Emphasis"><text:span text:style-name="Source_20_Text">intelProjects</text:span></text:span><text:span text:style-name="Strong_20_Emphasis">)</text:span>: List of ongoing espionage or sabotage projects <text:span text:style-name="T2">in the format of </text:span><text:span text:style-name="T4">type:</text:span><text:span text:style-name="T5">[type of mission]</text:span><text:span text:style-name="T4">,target:</text:span><text:span text:style-name="T5">[where the mission is affecting]</text:span><text:span text:style-name="T4">,location:</text:span><text:span text:style-name="T5">[where the mission is based]</text:span></text:p>
        </text:list-item>
      </text:list>
      <text:h text:style-name="Heading_20_3" text:outline-level="3">8. Units and Purchases</text:h>
      <text:list text:style-name="L4">
        <text:list-item>
          <text:p text:style-name="P4"><text:span text:style-name="Strong_20_Emphasis">Unit List (</text:span><text:span text:style-name="Strong_20_Emphasis"><text:span text:style-name="Source_20_Text">unitList</text:span></text:span><text:span text:style-name="Strong_20_Emphasis">)</text:span>: Contains ship/unit types with <text:span text:style-name="Source_20_Text">ship</text:span> name, <text:span text:style-name="Source_20_Text">yis</text:span> year introduced, <text:span text:style-name="Source_20_Text">design</text:span> type, <text:span text:style-name="Source_20_Text">cost</text:span>, and <text:span text:style-name="Source_20_Text">notes</text:span>.</text:p>
        </text:list-item>
        <text:list-item>
          <text:p text:style-name="P4"><text:span text:style-name="Strong_20_Emphasis">Purchases (</text:span><text:span text:style-name="Strong_20_Emphasis"><text:span text:style-name="Source_20_Text">purchases</text:span></text:span><text:span text:style-name="Strong_20_Emphasis">)</text:span>: List of purchasable units with <text:span text:style-name="Source_20_Text">name</text:span> and <text:span text:style-name="Source_20_Text">cost</text:span>.</text:p>
        </text:list-item>
        <text:list-item>
          <text:p text:style-name="P4"><text:span text:style-name="Strong_20_Emphasis">Under Construction (</text:span><text:span text:style-name="Strong_20_Emphasis"><text:span text:style-name="Source_20_Text">underConstruction</text:span></text:span><text:span text:style-name="Strong_20_Emphasis">)</text:span>: Tracks units currently being built at specific colonies.</text:p>
        </text:list-item>
        <text:list-item>
          <text:p text:style-name="P4"><text:span text:style-name="Strong_20_Emphasis">Units in Mothballs (</text:span><text:span text:style-name="Strong_20_Emphasis"><text:span text:style-name="Source_20_Text">unitsInMothballs</text:span></text:span><text:span text:style-name="Strong_20_Emphasis">)</text:span>: Same format as fleets, but always named "Mothballs".</text:p>
        </text:list-item>
        <text:list-item>
          <text:p text:style-name="P4"><text:span text:style-name="Strong_20_Emphasis">Units Needing Repair (</text:span><text:span text:style-name="Strong_20_Emphasis"><text:span text:style-name="Source_20_Text">unitsNeedingRepair</text:span></text:span><text:span text:style-name="Strong_20_Emphasis">)</text:span>: Array of unit identifiers <text:span text:style-name="T2">who are crippled. Format of unit identifiers are </text:span><text:span text:style-name="T5">[unit designator]+” w/ “+[fleet name]</text:span>.</text:p>
        </text:list-item>
      </text:list>
      <text:h text:style-name="Heading_20_3" text:outline-level="3">9. Other Data</text:h>
      <text:list text:style-name="L5">
        <text:list-item>
          <text:p text:style-name="P5"><text:span text:style-name="Strong_20_Emphasis">Other Empires (</text:span><text:span text:style-name="Strong_20_Emphasis"><text:span text:style-name="Source_20_Text">otherEmpires</text:span></text:span><text:span text:style-name="Strong_20_Emphasis">)</text:span>: Array of names of AI-controlled or non-player empires.</text:p>
        </text:list-item>
        <text:list-item>
          <text:p text:style-name="P5"><text:soft-page-break/><text:span text:style-name="Strong_20_Emphasis">Unknown Movement Places (</text:span><text:span text:style-name="Strong_20_Emphasis"><text:span text:style-name="Source_20_Text">unknownMovementPlaces</text:span></text:span><text:span text:style-name="Strong_20_Emphasis">)</text:span>: Array of colonies w<text:span text:style-name="T2">here the statistics</text:span> are not yet known. <text:span text:style-name="T2">This is in the same format as </text:span><text:span text:style-name="T5">colonies</text:span></text:p>
        </text:list-item>
      </text:list>
      <text:h text:style-name="Heading_20_2" text:outline-level="2"/>
      <text:h text:style-name="P6" text:outline-level="2">Server-Client Considerations</text:h>
      <text:list text:style-name="L6">
        <text:list-item>
          <text:p text:style-name="P7"><text:span text:style-name="Strong_20_Emphasis">Server-side (PHP):</text:span></text:p>
          <text:list>
            <text:list-item>
              <text:p text:style-name="P7">Use <text:span text:style-name="Source_20_Text">json_decode()</text:span> to read the JS file into PHP associative arrays or objects.</text:p>
            </text:list-item>
            <text:list-item>
              <text:p text:style-name="P7">Use <text:span text:style-name="Source_20_Text">json_encode()</text:span> to write updates back to this file.</text:p>
            </text:list-item>
          </text:list>
        </text:list-item>
        <text:list-item>
          <text:p text:style-name="P7"><text:span text:style-name="Strong_20_Emphasis">Client-side (JavaScript):</text:span></text:p>
          <text:list>
            <text:list-item>
              <text:p text:style-name="P7">Directly reads the file to display game state and update the UI.</text:p>
            </text:list-item>
            <text:list-item>
              <text:p text:style-name="P7">All data must be kept in valid JSON-compatible format.</text:p>
            </text:list-item>
          </text:list>
        </text:list-item>
      </text:list>
      <text:p text:style-name="Horizontal_20_Line"/>
      <text:h text:style-name="Heading_20_3" text:outline-level="3">Notes</text:h>
      <text:list text:style-name="L7">
        <text:list-item>
          <text:p text:style-name="P8">All arrays and objects should remain consistent in key naming and type to ensure compatibility between server and client.</text:p>
        </text:list-item>
        <text:list-item>
          <text:p text:style-name="P8">This file serves both as the authoritative game state and configuration reference for gameplay mechanics.</text:p>
        </text:list-item>
        <text:list-item>
          <text:p text:style-name="P8">Colony and unit names must be unique identifier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3:22:27.806907667</meta:creation-date>
    <dc:date>2025-10-09T19:55:17.101933123</dc:date>
    <meta:editing-duration>PT13M21S</meta:editing-duration>
    <meta:editing-cycles>3</meta:editing-cycles>
    <meta:generator>LibreOffice/24.8.2.1$Linux_X86_64 LibreOffice_project/480$Build-1</meta:generator>
    <meta:document-statistic meta:table-count="5" meta:image-count="0" meta:object-count="0" meta:page-count="5" meta:paragraph-count="166" meta:word-count="743" meta:character-count="5047" meta:non-whitespace-character-count="4494"/>
  </office:meta>
</office:document-meta>
</file>